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メイリオ1" svg:font-family="メイリオ"/>
    <style:font-face style:name="Liberation Sans1" svg:font-family="'Liberation Sans'" style:font-pitch="variable"/>
    <style:font-face style:name="Liberation Serif1" svg:font-family="'Liberation Serif'" style:font-pitch="variable"/>
    <style:font-face style:name="TakaoPGothic1" svg:font-family="TakaoPGothic" style:font-pitch="variable"/>
    <style:font-face style:name="メイリオ" svg:font-family="メイリオ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メイリオ2" svg:font-family="メイリオ" style:font-family-generic="roman" style:font-pitch="variable"/>
    <style:font-face style:name="TakaoPGothic" svg:font-family="TakaoPGothic" style:font-family-generic="system" style:font-pitch="variable"/>
    <style:font-face style:name="メイリオ3" svg:font-family="メイリオ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subtitle">
      <style:graphic-properties draw:fill-color="#ffffff" fo:min-height="12.179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タイトル_20_スライド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タイトル_20_スライド-subtitle" style:list-style-name="L2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6" style:family="presentation" style:parent-style-name="タイトル_20_スライド-notes">
      <style:graphic-properties draw:fill-color="#ffffff" fo:min-height="13.365cm"/>
    </style:style>
    <style:style style:name="pr7" style:family="presentation" style:parent-style-name="タイトルとコンテンツ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8" style:family="presentation" style:parent-style-name="タイトルとコンテンツ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9" style:family="presentation" style:parent-style-name="タイトルとコンテンツ-notes">
      <style:graphic-properties draw:fill-color="#ffffff" fo:min-height="13.365cm"/>
    </style:style>
    <style:style style:name="pr10" style:family="presentation" style:parent-style-name="タイトルとコンテンツ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co1" style:family="table-column">
      <style:table-column-properties style:column-width="12.599cm" style:use-optimal-column-width="false"/>
    </style:style>
    <style:style style:name="co2" style:family="table-column">
      <style:table-column-properties style:column-width="12.6cm" style:use-optimal-column-width="false"/>
    </style:style>
    <style:style style:name="co3" style:family="table-column">
      <style:table-column-properties style:column-width="2.235cm" style:use-optimal-column-width="false"/>
    </style:style>
    <style:style style:name="co4" style:family="table-column">
      <style:table-column-properties style:column-width="0.881cm" style:use-optimal-column-width="false"/>
    </style:style>
    <style:style style:name="co5" style:family="table-column">
      <style:table-column-properties style:column-width="1.984cm" style:use-optimal-column-width="false"/>
    </style:style>
    <style:style style:name="co6" style:family="table-column">
      <style:table-column-properties style:column-width="16.575cm" style:use-optimal-column-width="false"/>
    </style:style>
    <style:style style:name="ro1" style:family="table-row">
      <style:table-row-properties style:row-height="1.375cm"/>
    </style:style>
    <style:style style:name="ro2" style:family="table-row">
      <style:table-row-properties style:row-height="6.207cm"/>
    </style:style>
    <style:style style:name="ro3" style:family="table-row">
      <style:table-row-properties style:row-height="4.705cm"/>
    </style:style>
    <style:style style:name="ro4" style:family="table-row">
      <style:table-row-properties style:row-height="1.508cm"/>
    </style:style>
    <style:style style:name="ce1" style:family="table-cell">
      <style:graphic-properties draw:fill="solid" draw:fill-color="#98c723" style:repeat="repeat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style:graphic-properties draw:fill="solid" draw:fill-color="#ddeacc" style:repeat="repeat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style:graphic-properties draw:fill="solid" draw:fill-color="#98c723" style:repeat="repeat" draw:textarea-vertical-align="top" fo:padding-top="0.127cm" fo:padding-bottom="0.127cm" fo:padding-left="0.254cm" fo:padding-right="0.254cm"/>
      <style:paragraph-properties fo:border="0.48pt solid #ffffff"/>
    </style:style>
    <style:style style:name="ce4" style:family="table-cell">
      <style:graphic-properties style:repeat="repeat"/>
    </style:style>
    <style:style style:name="ce5" style:family="table-cell">
      <style:graphic-properties draw:fill="solid" draw:fill-color="#eef5e7" style:repeat="repeat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54pt"/>
    </style:style>
    <style:style style:name="P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style:paragraph-properties fo:margin-left="0cm" fo:margin-right="0cm" fo:margin-top="0.15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style:paragraph-properties fo:margin-left="0cm" fo:margin-right="0cm" fo:margin-top="0.169cm" fo:margin-bottom="0cm" fo:line-height="100%" fo:text-align="start" fo:text-indent="0cm" style:punctuation-wrap="hanging" style:writing-mode="lr-tb" style:font-independent-line-spacing="true"/>
      <style:text-properties fo:font-size="26.5pt" fo:hyphenate="false"/>
    </style:style>
    <style:style style:name="P7" style:family="paragraph">
      <style:text-properties style:font-size-asian="20pt"/>
    </style:style>
    <style:style style:name="P8" style:family="paragraph">
      <style:paragraph-properties fo:text-align="start" style:font-independent-line-spacing="true"/>
      <style:text-properties fo:font-size="40pt"/>
    </style:style>
    <style:style style:name="P9" style:family="paragraph">
      <style:paragraph-properties fo:text-align="start" style:font-independent-line-spacing="true"/>
      <style:text-properties fo:font-size="24pt"/>
    </style:style>
    <style:style style:name="P1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T1" style:family="text">
      <style:text-properties fo:text-transform="uppercase" fo:color="#5b6973" style:text-line-through-style="none" style:text-line-through-type="none" style:text-position="0% 100%" style:font-name="メイリオ1" fo:font-size="54pt" fo:letter-spacing="-0.034cm" fo:font-style="normal" style:text-underline-style="none" fo:font-weight="normal" style:font-name-asian="メイリオ1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text-transform="uppercase" fo:color="#5b6973" style:text-line-through-style="none" style:text-line-through-type="none" style:text-position="0% 100%" style:font-name="メイリオ1" fo:font-size="28pt" fo:letter-spacing="-0.034cm" fo:font-style="normal" style:text-underline-style="none" fo:font-weight="normal" style:font-name-asian="メイリオ1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404040" style:text-line-through-style="none" style:text-line-through-type="none" style:text-position="0% 100%" style:font-name="メイリオ1" fo:font-size="24pt" fo:letter-spacing="normal" fo:font-style="normal" style:text-underline-style="none" fo:font-weight="normal" style:font-name-asian="メイリオ1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404040" style:text-line-through-style="none" style:text-line-through-type="none" style:text-position="0% 100%" style:font-name="メイリオ1" fo:font-size="22pt" fo:letter-spacing="normal" fo:font-style="normal" style:text-underline-style="none" fo:font-weight="normal" style:font-name-asian="メイリオ1" style:font-size-asian="22pt" style:font-style-asian="normal" style:font-weight-asian="normal" style:font-size-complex="22pt" style:font-style-complex="normal" style:font-weight-complex="normal"/>
    </style:style>
    <style:style style:name="T5" style:family="text">
      <style:text-properties fo:font-variant="normal" fo:text-transform="none" fo:color="#8b8b8b" style:text-line-through-style="none" style:text-line-through-type="none" style:text-position="0% 100%" style:font-name="メイリオ1" fo:font-size="20pt" fo:letter-spacing="normal" fo:font-style="normal" style:text-underline-style="none" fo:font-weight="normal" style:font-name-asian="メイリオ1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5b6973" style:text-line-through-style="none" style:text-line-through-type="none" style:text-position="0% 100%" style:font-name="メイリオ1" fo:font-size="40pt" fo:letter-spacing="-0.034cm" fo:font-style="normal" style:text-underline-style="none" fo:font-weight="normal" style:font-name-asian="メイリオ1" style:font-size-asian="40pt" style:font-style-asian="normal" style:font-weight-asian="normal" style:font-size-complex="40pt" style:font-style-complex="normal" style:font-weight-complex="normal"/>
    </style:style>
    <style:style style:name="T7" style:family="text">
      <style:text-properties fo:font-variant="normal" fo:text-transform="none" fo:color="#72951a" style:text-line-through-style="none" style:text-line-through-type="none" style:text-position="0% 100%" style:font-name="メイリオ1" fo:font-size="24pt" fo:letter-spacing="normal" fo:font-style="normal" style:text-underline-style="none" fo:font-weight="normal" style:font-name-asian="メイリオ1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メイリオ1" fo:font-size="24pt" fo:letter-spacing="normal" fo:font-style="normal" style:text-underline-style="none" fo:font-weight="normal" style:font-name-asian="メイリオ1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メイリオ1" fo:font-size="20pt" fo:letter-spacing="normal" fo:font-style="normal" style:text-underline-style="none" fo:font-weight="normal" style:font-name-asian="メイリオ1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メイリオ1" fo:font-size="18pt" fo:letter-spacing="normal" fo:font-style="normal" style:text-underline-style="none" fo:font-weight="bold" style:font-name-asian="メイリオ1" style:font-size-asian="18pt" style:font-style-asian="normal" style:font-weight-asian="bold" style:font-size-complex="18pt" style:font-style-complex="normal" style:font-weight-complex="bold"/>
    </style:style>
    <style:style style:name="T11" style:family="text">
      <style:text-properties style:font-size-asian="19.8999996185303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メイリオ1" fo:font-size="18pt" fo:letter-spacing="normal" fo:font-style="normal" style:text-underline-style="none" fo:font-weight="normal" style:font-name-asian="メイリオ1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98c723" fo:font-size="8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8c723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8c723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98c723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タイトル_20_スライド" presentation:presentation-page-layout-name="AL1T0">
        <draw:frame draw:name="タイトル 3" presentation:style-name="pr4" draw:text-style-name="P2" draw:layer="layout" svg:width="24.033cm" svg:height="6.877cm" svg:x="2.1cm" svg:y="3.223cm" presentation:class="title" presentation:user-transformed="true">
          <draw:text-box>
            <text:p text:style-name="P1"><text:span text:style-name="T1">医療関係アプリの</text:span><text:span text:style-name="T1"><text:line-break/></text:span><text:span text:style-name="T1">インセプションデッキ</text:span><text:span text:style-name="T1"><text:line-break/></text:span><text:span text:style-name="T2">バージョン○</text:span></text:p>
          </draw:text-box>
        </draw:frame>
        <draw:frame draw:name="サブタイトル 4" presentation:style-name="pr5" draw:text-style-name="P6" draw:layer="layout" svg:width="19.599cm" svg:height="9.026cm" svg:x="2.1cm" svg:y="10.733cm" presentation:class="subtitle" presentation:user-transformed="true">
          <draw:text-box>
            <text:list text:style-name="L2">
              <text:list-item>
                <text:p text:style-name="P3"><text:span text:style-name="T3">チーム　</text:span><text:span text:style-name="T3">2</text:span></text:p>
              </text:list-item>
              <text:list-item>
                <text:p text:style-name="P3"><text:span text:style-name="T3">作成日　</text:span><text:span text:style-name="T3">2017</text:span><text:span text:style-name="T3">年</text:span><text:span text:style-name="T3">4</text:span><text:span text:style-name="T3">月</text:span><text:span text:style-name="T3">24</text:span><text:span text:style-name="T3">日</text:span></text:p>
              </text:list-item>
              <text:list-item>
                <text:p text:style-name="P3"><text:span text:style-name="T3">メンバ</text:span><text:span text:style-name="T3">: </text:span></text:p>
              </text:list-item>
            </text:list>
            <text:p text:style-name="P4"><text:span text:style-name="T4">　　学生番号 氏名（出席）</text:span></text:p>
            <text:p text:style-name="P4"><text:span text:style-name="T4">　　学生番号 氏名（出席）</text:span></text:p>
            <text:p text:style-name="P4"><text:span text:style-name="T4">　　学生番号 氏名（出席）</text:span></text:p>
            <text:p text:style-name="P5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我われはなぜここにいるのか？" draw:style-name="dp3" draw:master-page-name="タイトルとコンテンツ" presentation:presentation-page-layout-name="AL2T11">
        <draw:frame draw:name="タイトル 1" presentation:style-name="pr7" draw:text-style-name="P8" draw:layer="layout" svg:width="25.199cm" svg:height="3.033cm" svg:x="1.4cm" svg:y="1.633cm" presentation:class="title" presentation:user-transformed="true">
          <draw:text-box>
            <text:p text:style-name="P1"><text:span text:style-name="T6">我われはなぜここにいるのか？</text:span></text:p>
          </draw:text-box>
        </draw:frame>
        <draw:frame draw:name="コンテンツ プレースホルダー 2" presentation:style-name="pr8" draw:text-style-name="P9" draw:layer="layout" svg:width="25.199cm" svg:height="14.933cm" svg:x="1.4cm" svg:y="4.9cm" presentation:class="outline" presentation:user-transformed="true">
          <draw:text-box>
            <text:list text:style-name="L3">
              <text:list-item>
                <text:p>単位をとるため</text:p>
              </text:list-item>
              <text:list-item>
                <text:p>医療現場で使えるソフトウェアを開発するため</text:p>
              </text:list-item>
              <text:list-item>
                <text:p>何か一つ（医療に従事する人にとって）役に立つ機能を付けたい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エレベータピッチ" draw:style-name="dp3" draw:master-page-name="タイトルとコンテンツ" presentation:presentation-page-layout-name="AL2T11">
        <draw:frame draw:name="タイトル 1" presentation:style-name="pr7" draw:text-style-name="P8" draw:layer="layout" svg:width="25.199cm" svg:height="3.033cm" svg:x="1.4cm" svg:y="1.633cm" presentation:class="title" presentation:user-transformed="true">
          <draw:text-box>
            <text:p text:style-name="P1"><text:span text:style-name="T6">エレベータピッチ</text:span></text:p>
          </draw:text-box>
        </draw:frame>
        <draw:frame draw:name="コンテンツ プレースホルダー 2" presentation:style-name="pr8" draw:text-style-name="P9" draw:layer="layout" svg:width="25.199cm" svg:height="14.933cm" svg:x="1.4cm" svg:y="4.9cm" presentation:class="outline" presentation:user-transformed="true">
          <draw:text-box>
            <text:list text:style-name="L4">
              <text:list-item>
                <text:p text:style-name="P3"><text:span text:style-name="T7">[</text:span><text:span text:style-name="T7">手続きの流れをスムーズに</text:span><text:span text:style-name="T7">]</text:span><text:span text:style-name="T8">したい</text:span></text:p>
              </text:list-item>
              <text:list-item>
                <text:p text:style-name="P3"><text:span text:style-name="T7">[</text:span><text:span text:style-name="T7">医療従事者</text:span><text:span text:style-name="T7">]</text:span><text:span text:style-name="T8">向けの、</text:span></text:p>
              </text:list-item>
              <text:list-item>
                <text:p text:style-name="P3"><text:span text:style-name="T7">[</text:span><text:span text:style-name="T7">カルテ管理</text:span><text:span text:style-name="T7">DB]</text:span><text:span text:style-name="T8">というプロダクトは、</text:span></text:p>
              </text:list-item>
              <text:list-item>
                <text:p text:style-name="P3"><text:span text:style-name="T7">[</text:span><text:span text:style-name="T7">医療インフラ</text:span><text:span text:style-name="T7">]</text:span><text:span text:style-name="T8">である。</text:span></text:p>
              </text:list-item>
              <text:list-item>
                <text:p text:style-name="P3"><text:span text:style-name="T8">これは</text:span><text:span text:style-name="T7">[</text:span><text:span text:style-name="T7">他の医療機関や病院内での連携</text:span><text:span text:style-name="T7">]</text:span><text:span text:style-name="T8">ができ、</text:span></text:p>
              </text:list-item>
              <text:list-item>
                <text:p text:style-name="P3"><text:span text:style-name="T7">[</text:span><text:span text:style-name="T7">従来のカルテ</text:span><text:span text:style-name="T7">]</text:span><text:span text:style-name="T8">とは違って、</text:span></text:p>
              </text:list-item>
              <text:list-item>
                <text:p text:style-name="P3"><text:span text:style-name="T7">[</text:span><text:span text:style-name="T7">病院の情報</text:span><text:span text:style-name="T7">]</text:span><text:span text:style-name="T8">が備わっている。</text:span></text:p>
              </text:list-item>
            </text:list>
            <text:p text:style-name="P3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パッケージデザイン" draw:style-name="dp3" draw:master-page-name="タイトルとコンテンツ" presentation:presentation-page-layout-name="AL2T11">
        <draw:frame draw:name="タイトル 1" presentation:style-name="pr7" draw:text-style-name="P8" draw:layer="layout" svg:width="25.199cm" svg:height="3.033cm" svg:x="1.4cm" svg:y="1.633cm" presentation:class="title" presentation:user-transformed="true">
          <draw:text-box>
            <text:p text:style-name="P1"><text:span text:style-name="T6">パッケージデザイン</text:span></text:p>
          </draw:text-box>
        </draw:frame>
        <draw:frame draw:name="コンテンツ プレースホルダー 3" presentation:style-name="pr8" draw:text-style-name="P9" draw:layer="layout" svg:width="25.199cm" svg:height="14.933cm" svg:x="1.4cm" svg:y="4.9cm" presentation:class="outline" presentation:user-transformed="true">
          <draw:text-box>
            <text:list text:style-name="L4">
              <text:list-item>
                <text:p text:style-name="P3"><text:span text:style-name="T8">プロダクト名：カルテ管理</text:span><text:span text:style-name="T8">DB</text:span></text:p>
              </text:list-item>
              <text:list-item>
                <text:p text:style-name="P3"><text:span text:style-name="T8">素敵な画像や写真</text:span></text:p>
              </text:list-item>
              <text:list-item>
                <text:p text:style-name="P3"><text:span text:style-name="T8">最高のキャッチコピー：どこの病院に行くべきかすぐにわかる</text:span></text:p>
              </text:list-item>
              <text:list-item>
                <text:p text:style-name="P3"><text:span text:style-name="T8">ユーザへのアピール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9">その</text:span><text:span text:style-name="T9">1</text:span><text:span text:style-name="T9">：どこの病院に行けばいいかわかりやすい</text:span></text:p>
                  </text:list-item>
                  <text:list-item>
                    <text:p text:style-name="P10"><text:span text:style-name="T9">その</text:span><text:span text:style-name="T9">2</text:span><text:span text:style-name="T9">：他の医療機関の情報もある</text:span></text:p>
                  </text:list-item>
                  <text:list-item>
                    <text:p text:style-name="P10"><text:span text:style-name="T9">その</text:span><text:span text:style-name="T9">3</text:span><text:span text:style-name="T9">：シフト管理に役立つ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やること／やらないことリスト" draw:style-name="dp3" draw:master-page-name="タイトルとコンテンツ" presentation:presentation-page-layout-name="AL2T11">
        <draw:frame draw:name="タイトル 1" presentation:style-name="pr7" draw:text-style-name="P8" draw:layer="layout" svg:width="25.199cm" svg:height="3.033cm" svg:x="1.4cm" svg:y="1.633cm" presentation:class="title" presentation:user-transformed="true">
          <draw:text-box>
            <text:p text:style-name="P1"><text:span text:style-name="T6">やること／やらないことリスト</text:span></text:p>
          </draw:text-box>
        </draw:frame>
        <draw:frame draw:name="コンテンツ プレースホルダー 3" draw:style-name="standard" draw:layer="layout" svg:width="25.198cm" svg:height="13.661cm" svg:x="1.4cm" svg:y="4.9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1"><text:span text:style-name="T10">やる</text:span></text:p>
              </table:table-cell>
              <table:table-cell>
                <text:p text:style-name="P11"><text:span text:style-name="T10">やらない</text:span></text:p>
              </table:table-cell>
            </table:table-row>
            <table:table-row table:style-name="ro2" table:default-cell-style-name="ce2">
              <table:table-cell>
                <text:p><text:span text:style-name="T11">通院歴のある病院をカルテの情報に加える</text:span></text:p>
                <text:p><text:span text:style-name="T11">病院の入室状況</text:span></text:p>
                <text:p><text:span text:style-name="T11">医療従事者のシフト管理</text:span></text:p>
                <text:p><text:span text:style-name="T11"/></text:p>
              </table:table-cell>
              <table:table-cell/>
            </table:table-row>
            <table:table-row table:style-name="ro1">
              <table:table-cell table:style-name="ce3" table:number-columns-spanned="2">
                <text:p text:style-name="P11"><text:span text:style-name="T10">あとで決める</text:span></text:p>
              </table:table-cell>
              <table:covered-table-cell table:style-name="ce4"/>
            </table:table-row>
            <table:table-row table:style-name="ro3">
              <table:table-cell table:style-name="ce2" table:number-columns-spanned="2"/>
              <table:covered-table-cell table:style-name="ce4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プロジェクトコミュニティ" draw:style-name="dp3" draw:master-page-name="タイトルとコンテンツ" presentation:presentation-page-layout-name="AL2T11">
        <draw:frame draw:name="タイトル 1" presentation:style-name="pr10" draw:text-style-name="P8" draw:layer="layout" svg:width="25.199cm" svg:height="3.033cm" svg:x="1.4cm" svg:y="1.633cm" presentation:class="title" presentation:user-transformed="true">
          <draw:text-box>
            <text:p text:style-name="P1"><text:span text:style-name="T6">プロジェクトコミュニティ</text:span></text:p>
          </draw:text-box>
        </draw:frame>
        <draw:frame draw:name="コンテンツ プレースホルダー 2" presentation:style-name="pr8" draw:text-style-name="P9" draw:layer="layout" svg:width="25.199cm" svg:height="14.933cm" svg:x="1.4cm" svg:y="4.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解決案" draw:style-name="dp3" draw:master-page-name="タイトルとコンテンツ" presentation:presentation-page-layout-name="AL2T11">
        <draw:frame draw:name="タイトル 1" presentation:style-name="pr7" draw:text-style-name="P8" draw:layer="layout" svg:width="25.199cm" svg:height="3.033cm" svg:x="1.4cm" svg:y="1.633cm" presentation:class="title" presentation:user-transformed="true">
          <draw:text-box>
            <text:p text:style-name="P1"><text:span text:style-name="T6">解決案</text:span></text:p>
          </draw:text-box>
        </draw:frame>
        <draw:frame draw:name="コンテンツ プレースホルダー 2" presentation:style-name="pr8" draw:text-style-name="P9" draw:layer="layout" svg:width="25.199cm" svg:height="14.933cm" svg:x="1.4cm" svg:y="4.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プロジェクトのリスク" draw:style-name="dp3" draw:master-page-name="タイトルとコンテンツ" presentation:presentation-page-layout-name="AL2T11">
        <draw:frame draw:name="タイトル 1" presentation:style-name="pr7" draw:text-style-name="P8" draw:layer="layout" svg:width="25.199cm" svg:height="3.033cm" svg:x="1.4cm" svg:y="1.633cm" presentation:class="title" presentation:user-transformed="true">
          <draw:text-box>
            <text:p text:style-name="P1"><text:span text:style-name="T6">プロジェクトのリスク</text:span></text:p>
          </draw:text-box>
        </draw:frame>
        <draw:frame draw:name="コンテンツ プレースホルダー 2" presentation:style-name="pr8" draw:text-style-name="P9" draw:layer="layout" svg:width="25.199cm" svg:height="14.933cm" svg:x="1.4cm" svg:y="4.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タイムライン" draw:style-name="dp3" draw:master-page-name="タイトルとコンテンツ" presentation:presentation-page-layout-name="AL2T11">
        <draw:frame draw:name="タイトル 1" presentation:style-name="pr7" draw:text-style-name="P8" draw:layer="layout" svg:width="25.199cm" svg:height="3.033cm" svg:x="1.4cm" svg:y="1.633cm" presentation:class="title" presentation:user-transformed="true">
          <draw:text-box>
            <text:p text:style-name="P1"><text:span text:style-name="T6">タイムライン</text:span></text:p>
          </draw:text-box>
        </draw:frame>
        <draw:frame draw:name="コンテンツ プレースホルダー 2" presentation:style-name="pr8" draw:text-style-name="P9" draw:layer="layout" svg:width="25.199cm" svg:height="14.933cm" svg:x="1.4cm" svg:y="4.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トレードオフスライダー" draw:style-name="dp3" draw:master-page-name="タイトルとコンテンツ" presentation:presentation-page-layout-name="AL2T11">
        <draw:frame draw:name="タイトル 1" presentation:style-name="pr7" draw:text-style-name="P8" draw:layer="layout" svg:width="25.199cm" svg:height="3.033cm" svg:x="1.4cm" svg:y="1.633cm" presentation:class="title" presentation:user-transformed="true">
          <draw:text-box>
            <text:p text:style-name="P1"><text:span text:style-name="T6">トレードオフスライダー</text:span></text:p>
          </draw:text-box>
        </draw:frame>
        <draw:frame draw:name="コンテンツ プレースホルダー 3" draw:style-name="standard" draw:layer="layout" svg:width="25.198cm" svg:height="15.079cm" svg:x="1.4cm" svg:y="4.9cm">
          <table:table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6"/>
            <table:table-row table:style-name="ro4" table:default-cell-style-name="ce2">
              <table:table-cell>
                <text:p text:style-name="P11"><text:span text:style-name="T12">MAX</text:span></text:p>
              </table:table-cell>
              <table:table-cell/>
              <table:table-cell table:style-name="ce3"/>
              <table:table-cell/>
              <table:table-cell/>
              <table:table-cell/>
              <table:table-cell>
                <text:p text:style-name="P11"><text:span text:style-name="T12">MIN</text:span></text:p>
              </table:table-cell>
              <table:table-cell/>
            </table:table-row>
            <table:table-row table:style-name="ro4" table:default-cell-style-name="ce5">
              <table:table-cell>
                <text:p text:style-name="P11"><text:span text:style-name="T12">MAX</text:span></text:p>
              </table:table-cell>
              <table:table-cell/>
              <table:table-cell/>
              <table:table-cell table:style-name="ce3"/>
              <table:table-cell/>
              <table:table-cell/>
              <table:table-cell>
                <text:p text:style-name="P11"><text:span text:style-name="T12">MIN</text:span></text:p>
              </table:table-cell>
              <table:table-cell/>
            </table:table-row>
            <table:table-row table:style-name="ro4" table:default-cell-style-name="ce2">
              <table:table-cell>
                <text:p text:style-name="P11"><text:span text:style-name="T12">MAX</text:span></text:p>
              </table:table-cell>
              <table:table-cell table:style-name="ce3"/>
              <table:table-cell/>
              <table:table-cell/>
              <table:table-cell/>
              <table:table-cell/>
              <table:table-cell>
                <text:p text:style-name="P11"><text:span text:style-name="T12">MIN</text:span></text:p>
              </table:table-cell>
              <table:table-cell/>
            </table:table-row>
            <table:table-row table:style-name="ro4" table:default-cell-style-name="ce5">
              <table:table-cell>
                <text:p text:style-name="P11"><text:span text:style-name="T12">MAX</text:span></text:p>
              </table:table-cell>
              <table:table-cell/>
              <table:table-cell/>
              <table:table-cell/>
              <table:table-cell/>
              <table:table-cell table:style-name="ce3"/>
              <table:table-cell>
                <text:p text:style-name="P11"><text:span text:style-name="T12">MIN</text:span></text:p>
              </table:table-cell>
              <table:table-cell/>
            </table:table-row>
            <table:table-row table:style-name="ro4" table:default-cell-style-name="ce2">
              <table:table-cell>
                <text:p text:style-name="P11"><text:span text:style-name="T12">MAX</text:span></text:p>
              </table:table-cell>
              <table:table-cell/>
              <table:table-cell/>
              <table:table-cell table:style-name="ce3"/>
              <table:table-cell/>
              <table:table-cell/>
              <table:table-cell>
                <text:p text:style-name="P11"><text:span text:style-name="T12">MIN</text:span></text:p>
              </table:table-cell>
              <table:table-cell/>
            </table:table-row>
            <table:table-row table:style-name="ro4" table:default-cell-style-name="ce5">
              <table:table-cell>
                <text:p text:style-name="P11"><text:span text:style-name="T12">MAX</text:span></text:p>
              </table:table-cell>
              <table:table-cell/>
              <table:table-cell table:style-name="ce3"/>
              <table:table-cell/>
              <table:table-cell/>
              <table:table-cell/>
              <table:table-cell>
                <text:p text:style-name="P11"><text:span text:style-name="T12">MIN</text:span></text:p>
              </table:table-cell>
              <table:table-cell/>
            </table:table-row>
            <table:table-row table:style-name="ro4" table:default-cell-style-name="ce2">
              <table:table-cell>
                <text:p text:style-name="P11"><text:span text:style-name="T12">MAX</text:span></text:p>
              </table:table-cell>
              <table:table-cell/>
              <table:table-cell/>
              <table:table-cell/>
              <table:table-cell table:style-name="ce3"/>
              <table:table-cell/>
              <table:table-cell>
                <text:p text:style-name="P11"><text:span text:style-name="T12">MIN</text:span></text:p>
              </table:table-cell>
              <table:table-cell/>
            </table:table-row>
            <table:table-row table:style-name="ro4" table:default-cell-style-name="ce5">
              <table:table-cell>
                <text:p text:style-name="P11"><text:span text:style-name="T12">MAX</text:span></text:p>
              </table:table-cell>
              <table:table-cell/>
              <table:table-cell/>
              <table:table-cell/>
              <table:table-cell/>
              <table:table-cell table:style-name="ce3"/>
              <table:table-cell>
                <text:p text:style-name="P11"><text:span text:style-name="T12">MIN</text:span></text:p>
              </table:table-cell>
              <table:table-cell/>
            </table:table-row>
            <table:table-row table:style-name="ro4" table:default-cell-style-name="ce2">
              <table:table-cell>
                <text:p text:style-name="P11"><text:span text:style-name="T12">MAX</text:span></text:p>
              </table:table-cell>
              <table:table-cell table:style-name="ce3"/>
              <table:table-cell/>
              <table:table-cell/>
              <table:table-cell/>
              <table:table-cell/>
              <table:table-cell>
                <text:p text:style-name="P11"><text:span text:style-name="T12">MIN</text:span></text:p>
              </table:table-cell>
              <table:table-cell/>
            </table:table-row>
            <table:table-row table:style-name="ro4" table:default-cell-style-name="ce5">
              <table:table-cell>
                <text:p text:style-name="P11"><text:span text:style-name="T12">MAX</text:span></text:p>
              </table:table-cell>
              <table:table-cell/>
              <table:table-cell/>
              <table:table-cell table:style-name="ce3"/>
              <table:table-cell/>
              <table:table-cell/>
              <table:table-cell>
                <text:p text:style-name="P11"><text:span text:style-name="T12">MIN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何がどれだけ必要なのか" draw:style-name="dp3" draw:master-page-name="タイトルとコンテンツ" presentation:presentation-page-layout-name="AL2T11">
        <draw:frame draw:name="タイトル 1" presentation:style-name="pr7" draw:text-style-name="P8" draw:layer="layout" svg:width="25.199cm" svg:height="3.033cm" svg:x="1.4cm" svg:y="1.633cm" presentation:class="title" presentation:user-transformed="true">
          <draw:text-box>
            <text:p text:style-name="P1"><text:span text:style-name="T6">何がどれだけ必要なのか</text:span></text:p>
          </draw:text-box>
        </draw:frame>
        <draw:frame draw:name="コンテンツ プレースホルダー 2" presentation:style-name="pr8" draw:text-style-name="P9" draw:layer="layout" svg:width="25.199cm" svg:height="14.933cm" svg:x="1.4cm" svg:y="4.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メイリオ1" svg:font-family="メイリオ"/>
    <style:font-face style:name="Liberation Sans1" svg:font-family="'Liberation Sans'" style:font-pitch="variable"/>
    <style:font-face style:name="Liberation Serif1" svg:font-family="'Liberation Serif'" style:font-pitch="variable"/>
    <style:font-face style:name="TakaoPGothic1" svg:font-family="TakaoPGothic" style:font-pitch="variable"/>
    <style:font-face style:name="メイリオ" svg:font-family="メイリオ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メイリオ2" svg:font-family="メイリオ" style:font-family-generic="roman" style:font-pitch="variable"/>
    <style:font-face style:name="TakaoPGothic" svg:font-family="TakaoPGothic" style:font-family-generic="system" style:font-pitch="variable"/>
    <style:font-face style:name="メイリオ3" svg:font-family="メイリオ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タイトル_20_スライド-background" style:display-name="タイトル スライド-background" style:family="presentation">
      <style:graphic-properties draw:stroke="none" draw:fill="solid" draw:fill-color="#ffffff"/>
      <style:text-properties style:letter-kerning="true"/>
    </style:style>
    <style:style style:name="タイトル_20_スライド-backgroundobjects" style:display-name="タイトル スライド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タイトル_20_スライド-notes" style:display-name="タイトル スライド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8.1000003814697pt" style:font-style-asian="normal" style:font-weight-asian="normal" style:font-name-complex="TakaoPGothic" style:font-family-complex="TakaoPGothic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タイトル_20_スライド-outline1" style:display-name="タイトル スライド-outline1" style:family="presentation">
      <style:graphic-properties draw:stroke="none" draw:fill="none" draw:auto-grow-height="false" draw:fit-to-size="shrink-to-fit">
        <text:list-style style:name="タイトル_20_スライド-outline1" style:display-name="タイトル スライド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メイリオ1" fo:font-family="メイリオ" fo:font-size="26.5pt" fo:letter-spacing="normal" fo:language="ja" fo:country="JP" fo:font-style="normal" fo:text-shadow="none" style:text-underline-style="none" fo:font-weight="normal" style:letter-kerning="true" style:font-name-asian="メイリオ1" style:font-family-asian="メイリオ" style:font-size-asian="24pt" style:language-asian="ja" style:country-asian="JP" style:font-style-asian="normal" style:font-weight-asian="normal" style:font-name-complex="TakaoPGothic" style:font-family-complex="TakaoPGothic" style:font-family-generic-complex="system" style:font-pitch-complex="variable" style:font-size-complex="24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タイトル_20_スライド-outline2" style:display-name="タイトル スライド-outline2" style:family="presentation" style:parent-style-name="タイトル_20_スライド-outline1">
      <style:paragraph-properties fo:margin-left="0cm" fo:margin-right="0cm" fo:margin-top="0cm" fo:margin-bottom="0.4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メイリオ1" fo:font-family="メイリオ" fo:font-size="19.8999996185303pt" fo:letter-spacing="normal" fo:font-style="normal" style:text-underline-style="none" fo:font-weight="normal" style:font-name-asian="メイリオ1" style:font-family-asian="メイリオ" style:font-size-asian="18pt" style:font-style-asian="normal" style:font-weight-asian="normal" style:font-size-complex="18pt" style:font-style-complex="normal" style:font-weight-complex="normal" fo:hyphenate="false"/>
    </style:style>
    <style:style style:name="タイトル_20_スライド-outline3" style:display-name="タイトル スライド-outline3" style:family="presentation" style:parent-style-name="タイトル_20_スライド-outline2">
      <style:paragraph-properties fo:margin-left="0cm" fo:margin-right="0cm" fo:margin-top="0cm" fo:margin-bottom="0.3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メイリオ1" fo:font-family="メイリオ" fo:font-size="17.6000003814697pt" fo:letter-spacing="normal" fo:font-style="normal" style:text-underline-style="none" fo:font-weight="normal" style:font-name-asian="メイリオ1" style:font-family-asian="メイリオ" style:font-size-asian="16pt" style:font-style-asian="normal" style:font-weight-asian="normal" style:font-size-complex="16pt" style:font-style-complex="normal" style:font-weight-complex="normal" fo:hyphenate="false"/>
    </style:style>
    <style:style style:name="タイトル_20_スライド-outline4" style:display-name="タイトル スライド-outline4" style:family="presentation" style:parent-style-name="タイトル_20_スライド-outline3">
      <style:paragraph-properties fo:margin-left="0cm" fo:margin-right="0cm" fo:margin-top="0cm" fo:margin-bottom="0.2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メイリオ1" fo:font-family="メイリオ" fo:font-size="15.3999996185303pt" fo:letter-spacing="normal" fo:font-style="normal" style:text-underline-style="none" fo:font-weight="normal" style:font-name-asian="メイリオ1" style:font-family-asian="メイリオ" style:font-size-asian="14pt" style:font-style-asian="normal" style:font-weight-asian="normal" style:font-size-complex="14pt" style:font-style-complex="normal" style:font-weight-complex="normal" fo:hyphenate="false"/>
    </style:style>
    <style:style style:name="タイトル_20_スライド-outline5" style:display-name="タイトル スライド-outline5" style:family="presentation" style:parent-style-name="タイトル_20_スライド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タイトル_20_スライド-outline6" style:display-name="タイトル スライド-outline6" style:family="presentation" style:parent-style-name="タイトル_20_スライド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タイトル_20_スライド-outline7" style:display-name="タイトル スライド-outline7" style:family="presentation" style:parent-style-name="タイトル_20_スライド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タイトル_20_スライド-outline8" style:display-name="タイトル スライド-outline8" style:family="presentation" style:parent-style-name="タイトル_20_スライド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タイトル_20_スライド-outline9" style:display-name="タイトル スライド-outline9" style:family="presentation" style:parent-style-name="タイトル_20_スライド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タイトル_20_スライド-subtitle" style:display-name="タイトル スライド-subtitle" style:family="presentation">
      <style:graphic-properties draw:stroke="none" draw:fill="none" draw:textarea-vertical-align="middle">
        <text:list-style style:name="タイトル_20_スライド-subtitle" style:display-name="タイトル スライド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タイトル_20_スライド-title" style:display-name="タイトル スライド-title" style:family="presentation">
      <style:graphic-properties draw:stroke="none" draw:fill="none" draw:textarea-vertical-align="middle">
        <text:list-style style:name="タイトル_20_スライド-title" style:display-name="タイトル スライド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メイリオ1" fo:font-family="メイリオ" fo:font-size="19.8999996185303pt" fo:letter-spacing="normal" fo:language="ja" fo:country="JP" fo:font-style="normal" fo:text-shadow="none" style:text-underline-style="none" fo:font-weight="normal" style:letter-kerning="true" style:font-name-asian="メイリオ1" style:font-family-asian="メイリオ" style:font-size-asian="18pt" style:language-asian="ja" style:country-asian="JP" style:font-style-asian="normal" style:font-weight-asian="normal" style:font-name-complex="TakaoPGothic" style:font-family-complex="TakaoPGothic" style:font-family-generic-complex="system" style:font-pitch-complex="variable" style:font-size-complex="18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タイトルとコンテンツ-background" style:family="presentation">
      <style:graphic-properties draw:stroke="none" draw:fill="solid" draw:fill-color="#ffffff"/>
      <style:text-properties style:letter-kerning="true"/>
    </style:style>
    <style:style style:name="タイトルとコンテンツ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タイトルとコンテンツ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8.1000003814697pt" style:font-style-asian="normal" style:font-weight-asian="normal" style:font-name-complex="TakaoPGothic" style:font-family-complex="TakaoPGothic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タイトルとコンテンツ-outline1" style:family="presentation">
      <style:graphic-properties draw:stroke="none" draw:fill="none" draw:auto-grow-height="false" draw:fit-to-size="shrink-to-fit">
        <text:list-style style:name="タイトルとコンテンツ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メイリオ1" fo:font-family="メイリオ" fo:font-size="26.5pt" fo:letter-spacing="normal" fo:language="ja" fo:country="JP" fo:font-style="normal" fo:text-shadow="none" style:text-underline-style="none" fo:font-weight="normal" style:letter-kerning="true" style:font-name-asian="メイリオ1" style:font-family-asian="メイリオ" style:font-size-asian="24pt" style:language-asian="ja" style:country-asian="JP" style:font-style-asian="normal" style:font-weight-asian="normal" style:font-name-complex="TakaoPGothic" style:font-family-complex="TakaoPGothic" style:font-family-generic-complex="system" style:font-pitch-complex="variable" style:font-size-complex="24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タイトルとコンテンツ-outline2" style:family="presentation" style:parent-style-name="タイトルとコンテンツ-outline1">
      <style:paragraph-properties fo:margin-left="0cm" fo:margin-right="0cm" fo:margin-top="0cm" fo:margin-bottom="0.4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メイリオ1" fo:font-family="メイリオ" fo:font-size="19.8999996185303pt" fo:letter-spacing="normal" fo:font-style="normal" style:text-underline-style="none" fo:font-weight="normal" style:font-name-asian="メイリオ1" style:font-family-asian="メイリオ" style:font-size-asian="18pt" style:font-style-asian="normal" style:font-weight-asian="normal" style:font-size-complex="18pt" style:font-style-complex="normal" style:font-weight-complex="normal" fo:hyphenate="false"/>
    </style:style>
    <style:style style:name="タイトルとコンテンツ-outline3" style:family="presentation" style:parent-style-name="タイトルとコンテンツ-outline2">
      <style:paragraph-properties fo:margin-left="0cm" fo:margin-right="0cm" fo:margin-top="0cm" fo:margin-bottom="0.3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メイリオ1" fo:font-family="メイリオ" fo:font-size="17.6000003814697pt" fo:letter-spacing="normal" fo:font-style="normal" style:text-underline-style="none" fo:font-weight="normal" style:font-name-asian="メイリオ1" style:font-family-asian="メイリオ" style:font-size-asian="16pt" style:font-style-asian="normal" style:font-weight-asian="normal" style:font-size-complex="16pt" style:font-style-complex="normal" style:font-weight-complex="normal" fo:hyphenate="false"/>
    </style:style>
    <style:style style:name="タイトルとコンテンツ-outline4" style:family="presentation" style:parent-style-name="タイトルとコンテンツ-outline3">
      <style:paragraph-properties fo:margin-left="0cm" fo:margin-right="0cm" fo:margin-top="0cm" fo:margin-bottom="0.2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メイリオ1" fo:font-family="メイリオ" fo:font-size="15.3999996185303pt" fo:letter-spacing="normal" fo:font-style="normal" style:text-underline-style="none" fo:font-weight="normal" style:font-name-asian="メイリオ1" style:font-family-asian="メイリオ" style:font-size-asian="14pt" style:font-style-asian="normal" style:font-weight-asian="normal" style:font-size-complex="14pt" style:font-style-complex="normal" style:font-weight-complex="normal" fo:hyphenate="false"/>
    </style:style>
    <style:style style:name="タイトルとコンテンツ-outline5" style:family="presentation" style:parent-style-name="タイトルとコンテンツ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タイトルとコンテンツ-outline6" style:family="presentation" style:parent-style-name="タイトルとコンテンツ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タイトルとコンテンツ-outline7" style:family="presentation" style:parent-style-name="タイトルとコンテンツ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タイトルとコンテンツ-outline8" style:family="presentation" style:parent-style-name="タイトルとコンテンツ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タイトルとコンテンツ-outline9" style:family="presentation" style:parent-style-name="タイトルとコンテンツ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タイトルとコンテンツ-subtitle" style:family="presentation">
      <style:graphic-properties draw:stroke="none" draw:fill="none" draw:textarea-vertical-align="middle">
        <text:list-style style:name="タイトルとコンテンツ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タイトルとコンテンツ-title" style:family="presentation">
      <style:graphic-properties draw:stroke="none" draw:fill="none" draw:textarea-vertical-align="middle">
        <text:list-style style:name="タイトルとコンテンツ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メイリオ1" fo:font-family="メイリオ" fo:font-size="19.8999996185303pt" fo:letter-spacing="normal" fo:language="ja" fo:country="JP" fo:font-style="normal" fo:text-shadow="none" style:text-underline-style="none" fo:font-weight="normal" style:letter-kerning="true" style:font-name-asian="メイリオ1" style:font-family-asian="メイリオ" style:font-size-asian="18pt" style:language-asian="ja" style:country-asian="JP" style:font-style-asian="normal" style:font-weight-asian="normal" style:font-name-complex="TakaoPGothic" style:font-family-complex="TakaoPGothic" style:font-family-generic-complex="system" style:font-pitch-complex="variable" style:font-size-complex="18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3cm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3cm" draw:fill="solid" draw:fill-color="#98c723" draw:textarea-vertical-align="middle" draw:auto-grow-height="false" draw:fit-to-size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53cm" svg:stroke-color="#5b6973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タイトル_20_スライド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タイトル_20_スライド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タイトル_20_スライド-backgroundobjects">
      <style:graphic-properties draw:stroke="none" draw:fill="none" draw:fill-color="#ffffff" draw:auto-grow-height="false" fo:min-height="1.485cm"/>
    </style:style>
    <style:style style:name="Mpr7" style:family="presentation" style:parent-style-name="タイトル_20_スライド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タイトルとコンテンツ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9" style:family="presentation" style:parent-style-name="タイトルとコンテンツ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0" style:family="presentation" style:parent-style-name="タイトルとコンテンツ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1" style:family="presentation" style:parent-style-name="タイトルとコンテンツ-backgroundobjects">
      <style:graphic-properties draw:stroke="none" draw:fill="none" draw:fill-color="#ffffff" draw:auto-grow-height="false" fo:min-height="1.485cm"/>
    </style:style>
    <style:style style:name="Mpr12" style:family="presentation" style:parent-style-name="タイトルとコンテンツ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6" style:family="paragraph">
      <style:paragraph-properties fo:text-align="start" style:font-independent-line-spacing="true"/>
      <style:text-properties fo:font-size="5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P11" style:family="paragraph">
      <style:paragraph-properties fo:text-align="start"/>
      <style:text-properties fo:font-size="18pt"/>
    </style:style>
    <style:style style:name="MP12" style:family="paragraph">
      <style:paragraph-properties fo:text-align="start" style:font-independent-line-spacing="true"/>
      <style:text-properties fo:font-size="40pt"/>
    </style:style>
    <style:style style:name="MP13" style:family="paragraph">
      <style:paragraph-properties fo:text-align="start"/>
    </style:style>
    <style:style style:name="MP14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5b6973" style:text-line-through-style="none" style:text-line-through-type="none" style:text-position="0% 100%" style:font-name="メイリオ1" fo:font-size="54pt" fo:letter-spacing="-0.034cm" fo:font-style="normal" style:text-underline-style="none" fo:font-weight="normal" style:font-name-asian="メイリオ1" style:font-size-asian="54pt" style:font-style-asian="normal" style:font-weight-asian="normal" style:font-size-complex="5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メイリオ1" fo:font-size="12pt" fo:letter-spacing="normal" fo:font-style="normal" style:text-underline-style="none" fo:font-weight="normal" style:font-name-asian="メイリオ1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メイリオ1" fo:font-size="14pt" fo:letter-spacing="normal" fo:font-style="normal" style:text-underline-style="none" fo:font-weight="bold" style:font-name-asian="メイリオ1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5b6973" style:text-line-through-style="none" style:text-line-through-type="none" style:text-position="0% 100%" style:font-name="メイリオ1" fo:font-size="40pt" fo:letter-spacing="-0.034cm" fo:font-style="normal" style:text-underline-style="none" fo:font-weight="normal" style:font-name-asian="メイリオ1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メイリオ1" fo:font-size="24pt" fo:letter-spacing="normal" fo:font-style="normal" style:text-underline-style="none" fo:font-weight="normal" style:font-name-asian="メイリオ1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メイリオ1" fo:font-size="20pt" fo:letter-spacing="normal" fo:font-style="normal" style:text-underline-style="none" fo:font-weight="normal" style:font-name-asian="メイリオ1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メイリオ1" fo:font-size="18pt" fo:letter-spacing="normal" fo:font-style="normal" style:text-underline-style="none" fo:font-weight="normal" style:font-name-asian="メイリオ1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メイリオ1" fo:font-size="16pt" fo:letter-spacing="normal" fo:font-style="normal" style:text-underline-style="none" fo:font-weight="normal" style:font-name-asian="メイリオ1" style:font-size-asian="16pt" style:font-style-asian="normal" style:font-weight-asian="normal" style:font-size-complex="16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メイリオ1" fo:font-size="14pt" fo:letter-spacing="normal" fo:font-style="normal" style:text-underline-style="none" fo:font-weight="normal" style:font-name-asian="メイリオ1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8c723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8c723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98c723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8c723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98c723" fo:font-size="85%"/>
      </text:list-level-style-bullet>
      <text:list-level-style-bullet text:level="3" text:bullet-char="•">
        <style:list-level-properties text:space-before="1.525cm" text:min-label-width="0.507cm"/>
        <style:text-properties fo:font-family="Arial" style:font-family-generic="swiss" style:font-pitch="variable" fo:color="#98c723" fo:font-size="9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8c723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98c723" fo:font-size="85%"/>
      </text:list-level-style-bullet>
      <text:list-level-style-bullet text:level="3" text:bullet-char="•">
        <style:list-level-properties text:space-before="1.525cm" text:min-label-width="0.507cm"/>
        <style:text-properties fo:font-family="Arial" style:font-family-generic="swiss" style:font-pitch="variable" fo:color="#98c723" fo:font-size="90%"/>
      </text:list-level-style-bullet>
      <text:list-level-style-bullet text:level="4" text:bullet-char="•">
        <style:list-level-properties text:space-before="2.287cm" text:min-label-width="0.507cm"/>
        <style:text-properties fo:font-family="Arial" style:font-family-generic="swiss" style:font-pitch="variable" fo:color="#98c723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8c723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98c723" fo:font-size="85%"/>
      </text:list-level-style-bullet>
      <text:list-level-style-bullet text:level="3" text:bullet-char="•">
        <style:list-level-properties text:space-before="1.525cm" text:min-label-width="0.507cm"/>
        <style:text-properties fo:font-family="Arial" style:font-family-generic="swiss" style:font-pitch="variable" fo:color="#98c723" fo:font-size="90%"/>
      </text:list-level-style-bullet>
      <text:list-level-style-bullet text:level="4" text:bullet-char="•">
        <style:list-level-properties text:space-before="2.287cm" text:min-label-width="0.507cm"/>
        <style:text-properties fo:font-family="Arial" style:font-family-generic="swiss" style:font-pitch="variable" fo:color="#98c723" fo:font-size="100%"/>
      </text:list-level-style-bullet>
      <text:list-level-style-bullet text:level="5" text:bullet-char="•">
        <style:list-level-properties text:space-before="2.922cm" text:min-label-width="0.38cm"/>
        <style:text-properties fo:font-family="Arial" style:font-family-generic="swiss" style:font-pitch="variable" fo:color="#98c723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2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タイトル_20_スライド" style:display-name="タイトル スライド" style:page-layout-name="PM1" draw:style-name="Mdp2">
      <draw:custom-shape draw:name="Rectangle 9" draw:style-name="Mgr3" draw:text-style-name="MP4" draw:layer="backgroundobjects" svg:width="27.999cm" svg:height="0.699cm" svg:x="0cm" svg:y="0.6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4" draw:layer="backgroundobjects" svg:width="27.999cm" svg:height="1.11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6" draw:layer="backgroundobjects" svg:width="24.033cm" svg:height="5.9cm" svg:x="2.1cm" svg:y="4.199cm" presentation:class="title" presentation:user-transformed="true">
        <draw:text-box>
          <text:p text:style-name="MP5"><text:span text:style-name="MT2">タイトルテキストの書式を編集するにはクリックします。マスター タイトルの書式設定</text:span></text:p>
        </draw:text-box>
      </draw:frame>
      <draw:frame draw:name="Date Placeholder 3" presentation:style-name="Mpr5" draw:text-style-name="MP8" draw:layer="backgroundobjects" svg:width="8.865cm" svg:height="1.006cm" svg:x="1.4cm" svg:y="0.056cm" presentation:class="date-time" presentation:user-transformed="true">
        <draw:text-box>
          <text:p text:style-name="MP7"><text:span text:style-name="MT3"><text:date style:data-style-name="D1" text:date-value="2017-04-24">4/24/17</text:date></text:span></text:p>
        </draw:text-box>
      </draw:frame>
      <draw:frame draw:name="Footer Placeholder 4" presentation:style-name="Mpr5" draw:text-style-name="MP8" draw:layer="backgroundobjects" svg:width="12.599cm" svg:height="1.006cm" svg:x="10.5cm" svg:y="0.056cm" presentation:class="footer" presentation:user-transformed="true">
        <draw:text-box>
          <text:p/>
        </draw:text-box>
      </draw:frame>
      <draw:frame draw:name="Slide Number Placeholder 5" presentation:style-name="Mpr5" draw:text-style-name="MP10" draw:layer="backgroundobjects" svg:width="3.265cm" svg:height="1.006cm" svg:x="23.333cm" svg:y="0.056cm" presentation:class="page-number" presentation:user-transformed="true">
        <draw:text-box>
          <text:p text:style-name="MP9"><text:span text:style-name="MT4"><text:page-number>&lt;番号&gt;</text:page-number></text:span></text:p>
        </draw:text-box>
      </draw:frame>
      <draw:line draw:name="Straight Connector 7" draw:style-name="Mgr5" draw:text-style-name="MP11" draw:layer="backgroundobjects" svg:x1="2.1cm" svg:y1="10.406cm" svg:x2="26.133cm" svg:y2="10.41cm">
        <text:p/>
      </draw:line>
      <draw:frame presentation:style-name="タイトル_20_スライド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タイトル_20_スライド-title" draw:layer="backgroundobjects" svg:width="14.848cm" svg:height="11.136cm" svg:x="3.075cm" svg:y="2.257cm" presentation:class="page"/>
        <draw:frame presentation:style-name="タイトル_20_スライド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タイトルとコンテンツ" style:page-layout-name="PM1" draw:style-name="Mdp2">
      <draw:custom-shape draw:name="Rectangle 9" draw:style-name="Mgr3" draw:text-style-name="MP4" draw:layer="backgroundobjects" svg:width="27.999cm" svg:height="0.699cm" svg:x="0cm" svg:y="0.6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4" draw:layer="backgroundobjects" svg:width="27.999cm" svg:height="1.11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8" draw:text-style-name="MP12" draw:layer="backgroundobjects" svg:width="25.199cm" svg:height="3.033cm" svg:x="1.4cm" svg:y="1.633cm" presentation:class="title" presentation:user-transformed="true">
        <draw:text-box>
          <text:p text:style-name="MP5"><text:span text:style-name="MT5">タイトルテキストの書式を編集するにはクリックします。マスター タイトルの書式設定</text:span></text:p>
        </draw:text-box>
      </draw:frame>
      <draw:frame draw:name="Content Placeholder 2" presentation:style-name="Mpr9" draw:text-style-name="MP19" draw:layer="backgroundobjects" svg:width="25.199cm" svg:height="14.933cm" svg:x="1.4cm" svg:y="4.9cm" presentation:class="outline" presentation:user-transformed="true">
        <draw:text-box>
          <text:list text:style-name="ML3">
            <text:list-item>
              <text:p text:style-name="MP13"><text:span text:style-name="MT6">アウトラインテキストの書式を編集するにはクリックします。</text:span></text:p>
              <text:list>
                <text:list-item>
                  <text:p text:style-name="MP13"><text:span text:style-name="MT6">2</text:span><text:span text:style-name="MT6">レベル目のアウトライン</text:span></text:p>
                  <text:list>
                    <text:list-item>
                      <text:p text:style-name="MP13"><text:span text:style-name="MT6">3</text:span><text:span text:style-name="MT6">レベル目のアウトライン</text:span></text:p>
                      <text:list>
                        <text:list-item>
                          <text:p text:style-name="MP13"><text:span text:style-name="MT6">4</text:span><text:span text:style-name="MT6">レベル目のアウトライン</text:span></text:p>
                          <text:list>
                            <text:list-item>
                              <text:p text:style-name="MP13"><text:span text:style-name="MT6">5</text:span><text:span text:style-name="MT6">レベル目のアウトライン</text:span></text:p>
                              <text:list>
                                <text:list-item>
                                  <text:p text:style-name="MP13"><text:span text:style-name="MT6">6</text:span><text:span text:style-name="MT6">レベル目のアウトライン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6">7</text:span><text:span text:style-name="MT6">レベル目のアウトラインマスター テキストの書式設定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7">第 </text:span><text:span text:style-name="MT7">2 </text:span><text:span text:style-name="MT7">レベル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第 </text:span><text:span text:style-name="MT8">3 </text:span><text:span text:style-name="MT8">レベル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9">第 </text:span><text:span text:style-name="MT9">4 </text:span><text:span text:style-name="MT9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10">第 </text:span><text:span text:style-name="MT10">5 </text:span><text:span text:style-name="MT10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0" draw:text-style-name="MP8" draw:layer="backgroundobjects" svg:width="8.865cm" svg:height="1.006cm" svg:x="1.4cm" svg:y="0.056cm" presentation:class="date-time" presentation:user-transformed="true">
        <draw:text-box>
          <text:p text:style-name="MP7"><text:span text:style-name="MT3"><text:date style:data-style-name="D1" text:date-value="2017-04-24">4/24/17</text:date></text:span></text:p>
        </draw:text-box>
      </draw:frame>
      <draw:frame draw:name="Footer Placeholder 4" presentation:style-name="Mpr10" draw:text-style-name="MP8" draw:layer="backgroundobjects" svg:width="12.599cm" svg:height="1.006cm" svg:x="10.5cm" svg:y="0.056cm" presentation:class="footer" presentation:user-transformed="true">
        <draw:text-box>
          <text:p/>
        </draw:text-box>
      </draw:frame>
      <draw:frame draw:name="Slide Number Placeholder 5" presentation:style-name="Mpr10" draw:text-style-name="MP10" draw:layer="backgroundobjects" svg:width="3.265cm" svg:height="1.006cm" svg:x="23.333cm" svg:y="0.056cm" presentation:class="page-number" presentation:user-transformed="true">
        <draw:text-box>
          <text:p text:style-name="MP9"><text:span text:style-name="MT4"><text:page-number>&lt;番号&gt;</text:page-number></text:span></text:p>
        </draw:text-box>
      </draw:frame>
      <presentation:notes style:page-layout-name="PM2">
        <draw:page-thumbnail presentation:style-name="タイトルとコンテンツ-title" draw:layer="backgroundobjects" svg:width="14.848cm" svg:height="11.136cm" svg:x="3.075cm" svg:y="2.257cm" presentation:class="page"/>
        <draw:frame presentation:style-name="タイトルとコンテンツ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4T14:30:55.735619928</meta:creation-date>
    <meta:editing-duration>P0D</meta:editing-duration>
    <meta:editing-cycles>3</meta:editing-cycles>
    <meta:generator>LibreOffice/4.2.8.2$Linux_X86_64 LibreOffice_project/420m0$Build-2</meta:generator>
    <dc:date>2017-04-24T15:39:42.947410151</dc:date>
    <meta:document-statistic meta:object-count="96"/>
  </office:meta>
</office:document-meta>
</file>